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87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8.222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99cm" loext:decorative="false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10.9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" style:family="presentation" style:parent-style-name="Inspiration-title">
      <style:graphic-properties fo:min-height="1.339cm" loext:decorative="false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cm" loext:decorative="false"/>
      <style:paragraph-properties style:writing-mode="lr-tb"/>
    </style:style>
    <style:style style:name="pr7" style:family="presentation" style:parent-style-name="Inspiration-subtitle">
      <style:graphic-properties draw:textarea-vertical-align="top" fo:min-height="7.555cm" loext:decorative="false"/>
      <style:paragraph-properties style:writing-mode="lr-tb"/>
    </style:style>
    <style:style style:name="pr8" style:family="presentation" style:parent-style-name="Inspiration-subtitle">
      <style:graphic-properties draw:textarea-vertical-align="top" fo:min-height="7.525cm" loext:decorative="false"/>
      <style:paragraph-properties style:writing-mode="lr-tb"/>
    </style:style>
    <style:style style:name="pr9" style:family="presentation" style:parent-style-name="Inspiration-subtitle">
      <style:graphic-properties draw:textarea-vertical-align="top" fo:min-height="6.2cm" loext:decorative="false"/>
      <style:paragraph-properties style:writing-mode="lr-tb"/>
    </style:style>
    <style:style style:name="pr10" style:family="presentation" style:parent-style-name="Inspiration-subtitle">
      <style:graphic-properties draw:textarea-vertical-align="top" fo:min-height="8.533cm" loext:decorative="false"/>
      <style:paragraph-properties style:writing-mode="lr-tb"/>
    </style:style>
    <style:style style:name="pr11" style:family="presentation" style:parent-style-name="Inspiration-subtitle">
      <style:graphic-properties draw:textarea-vertical-align="top" fo:min-height="11cm" loext:decorative="false"/>
      <style:paragraph-properties style:writing-mode="lr-tb"/>
    </style:style>
    <style:style style:name="pr12" style:family="presentation" style:parent-style-name="Inspiration-subtitle">
      <style:graphic-properties draw:textarea-vertical-align="top" fo:min-height="3.246cm" loext:decorative="false"/>
      <style:paragraph-properties style:writing-mode="lr-tb"/>
    </style:style>
    <style:style style:name="pr13" style:family="presentation" style:parent-style-name="Inspiration-subtitle">
      <style:graphic-properties draw:textarea-vertical-align="top" fo:min-height="9.526cm" loext:decorative="false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1.681cm" loext:decorative="false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3.971cm" loext:decorative="false"/>
      <style:paragraph-properties style:writing-mode="lr-tb"/>
    </style:style>
    <style:style style:name="pr16" style:family="presentation" style:parent-style-name="Inspiration-subtitle">
      <style:graphic-properties draw:textarea-vertical-align="top" fo:min-height="15.643cm" loext:decorative="false"/>
      <style:paragraph-properties style:writing-mode="lr-tb"/>
    </style:style>
    <style:style style:name="pr17" style:family="presentation" style:parent-style-name="Inspiration-subtitle">
      <style:graphic-properties draw:textarea-vertical-align="top" fo:min-height="14.932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ce5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1" fo:font-weight="normal" style:font-weight-asian="normal" style:font-weight-complex="normal"/>
    </style:style>
    <style:style style:name="ce6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 fo:font-weight="normal" style:font-weight-asian="normal" style:font-weight-complex="normal"/>
    </style:style>
    <style:style style:name="ce7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fo:font-weight="normal" style:font-weight-asian="normal" style:font-weight-complex="normal"/>
    </style:style>
    <style:style style:name="ce8" style:family="table-cell">
      <loext:graphic-properties draw:fill="solid" draw:fill-color="#ffe994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5" style:family="paragraph">
      <style:paragraph-properties fo:margin-top="0.1cm" fo:margin-bottom="0.1cm" fo:text-align="start"/>
      <style:text-properties style:font-name="DejaVu Sans1"/>
    </style:style>
    <style:style style:name="P6" style:family="paragraph">
      <style:paragraph-properties fo:margin-top="0.1cm" fo:margin-bottom="0.1cm" fo:text-align="start"/>
      <style:text-properties style:font-name="DejaVu Sans1" style:text-underline-style="non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20pt" fo:language="ru" fo:country="RU"/>
    </style:style>
    <style:style style:name="P10" style:family="paragraph">
      <style:paragraph-properties fo:margin-left="0cm" fo:margin-right="0cm" fo:margin-top="0.1cm" fo:margin-bottom="0.1cm" fo:line-height="100%" fo:text-align="start" fo:text-indent="0cm"/>
      <style:text-properties style:font-name="DejaVu Sans1" fo:font-weight="normal" style:font-weight-asian="normal" style:font-weight-complex="normal"/>
    </style:style>
    <style:style style:name="P11" style:family="paragraph">
      <style:paragraph-properties fo:margin-top="0.1cm" fo:margin-bottom="0.1cm" fo:text-align="start"/>
      <style:text-properties style:font-name="DejaVu Sans1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line-height="200%" fo:text-align="start"/>
    </style:style>
    <style:style style:name="P16" style:family="paragraph">
      <style:paragraph-properties fo:line-height="200%" fo:text-align="start"/>
      <style:text-properties fo:hyphenate="false" loext:hyphenation-no-caps="false" loext:hyphenation-no-last-word="false"/>
    </style:style>
    <style:style style:name="P17" style:family="paragraph">
      <style:paragraph-properties fo:margin-left="0cm" fo:margin-right="0cm" fo:line-height="200%" fo:text-align="start" fo:text-indent="0cm"/>
      <style:text-properties fo:hyphenate="false" loext:hyphenation-no-caps="false" loext:hyphenation-no-last-word="false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/>
      <style:text-properties style:font-name="Droid Sans Mono" fo:font-size="11pt" style:font-size-asian="11pt" style:font-size-complex="11pt"/>
    </style:style>
    <style:style style:name="P22" style:family="paragraph">
      <style:paragraph-properties fo:margin-left="0cm" fo:margin-right="0cm" fo:line-height="200%" fo:text-align="start" fo:text-indent="0cm"/>
    </style:style>
    <style:style style:name="P23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style:font-name="Droid Sans Mono" fo:font-size="11pt" style:font-size-asian="11pt" style:font-size-complex="11pt"/>
    </style:style>
    <style:style style:name="T2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-33% 58%" fo:font-size="18pt" style:font-size-asian="18pt" style:font-size-complex="18pt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Droid Sans Mono" fo:font-size="16pt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Droid Sans Mono" fo:font-size="14pt" style:font-size-asian="14pt" style:font-size-complex="14pt"/>
    </style:style>
    <style:style style:name="T37" style:family="text">
      <style:text-properties style:font-name="Droid Sans Mono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4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5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6"><text:span text:style-name="T10">Синтаксис </text:span><text:span text:style-name="T11">- последовательности слов</text:span></text:p>
              </table:table-cell>
            </table:table-row>
            <table:table-row table:style-name="ro2">
              <table:table-cell table:style-name="ce4">
                <text:p text:style-name="P6"><text:span text:style-name="T10">Лексика (Морфология)</text:span><text:span text:style-name="T11"> - отдельные слова /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8" draw:layer="layout" svg:width="15.4cm" svg:height="1.339cm" svg:x="1.4cm" svg:y="1.936cm" presentation:class="title" presentation:user-transformed="true">
          <draw:text-box>
            <text:p text:style-name="P7"><text:span text:style-name="T12">NLP 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4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5">
                <text:p text:style-name="P10"><text:span text:style-name="T6">Прагматика (Дискурс) - </text:span><text:span text:style-name="T7">смысловые контексты</text:span></text:p>
              </table:table-cell>
            </table:table-row>
            <table:table-row table:style-name="ro1">
              <table:table-cell table:style-name="ce6">
                <text:p text:style-name="P11"><text:span text:style-name="T7">Семантика 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7">
                <text:p text:style-name="P11"><text:span text:style-name="T9">Синтаксис 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8">
                <text:p text:style-name="P5"><text:span text:style-name="T10">Лексика (Морфология)</text:span><text:span text:style-name="T11"> - отдельные слова / словосочетания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2.4cm" svg:height="1.339cm" svg:x="1.382cm" svg:y="1.932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2.4cm" svg:height="1.339cm" svg:x="1.4cm" svg:y="1.931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draw:frame presentation:style-name="pr6" draw:text-style-name="P13" draw:layer="layout" svg:width="15cm" svg:height="12.8cm" svg:x="4cm" svg:y="5.2cm">
          <draw:text-box>
            <text:p text:style-name="P2"><text:span text:style-name="T14">метод частотного анализа</text:span></text:p>
            <text:p text:style-name="P2"><text:span text:style-name="T15"/></text:p>
            <text:p text:style-name="P2"><text:span text:style-name="T16">Какие задачи можно решать?</text:span></text:p>
            <text:p text:style-name="P12"><text:span text:style-name="T15"/></text:p>
            <text:list text:style-name="L1">
              <text:list-item>
                <text:p text:style-name="P2"><text:span text:style-name="T17"><text:s/>сортировка</text:span><text:span text:style-name="T15"> по заданным темам</text:span></text:p>
                <text:p text:style-name="P2"><text:span text:style-name="T15"/></text:p>
              </text:list-item>
              <text:list-item>
                <text:p text:style-name="P12"><text:span text:style-name="T15"><text:s/>определение авторства</text:span></text:p>
                <text:p text:style-name="P12"><text:span text:style-name="T15"/></text:p>
              </text:list-item>
              <text:list-item>
                <text:p text:style-name="P12"><text:span text:style-name="T15"><text:s/>определение тона текста</text:span></text:p>
                <text:p text:style-name="P12"><text:span text:style-name="T15"/></text:p>
              </text:list-item>
              <text:list-item>
                <text:p text:style-name="P12"><text:span text:style-name="T15"><text:s/>поиск похожих текстов</text:span></text:p>
              </text:list-item>
            </text:list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3">текст должен содержать слова в достаточном количестве</text:span></text:p>
            <text:p text:style-name="P2"><text:span text:style-name="T15"/></text:p>
            <text:p text:style-name="P2"><text:span text:style-name="T15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3" draw:layer="layout" svg:width="13.8cm" svg:height="7.555cm" svg:x="4.8cm" svg:y="4.645cm">
          <draw:text-box>
            <text:p text:style-name="P2"><text:span text:style-name="T18">Общая схема системы обработки текстов</text:span></text:p>
            <text:list text:style-name="L4">
              <text:list-item>
                <text:p text:style-name="P15"><text:span text:style-name="T15"><text:s/>подбор текстов для обучения модели</text:span></text:p>
              </text:list-item>
              <text:list-item>
                <text:p text:style-name="P15"><text:span text:style-name="T15"><text:s/>извлечение признаков из текста</text:span></text:p>
              </text:list-item>
              <text:list-item>
                <text:p text:style-name="P15"><text:span text:style-name="T15"><text:s/>обучение модели ML</text:span></text:p>
              </text:list-item>
              <text:list-item>
                <text:p text:style-name="P15"><text:span text:style-name="T15"><text:s/>тестирование результата</text:span></text:p>
              </text:list-item>
            </text:list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18" draw:layer="layout" svg:width="16.2cm" svg:height="7.525cm" svg:x="9.4cm" svg:y="11.448cm">
          <draw:text-box>
            <text:p text:style-name="P2"><text:span text:style-name="T19">BoW (bag of words) - извлечение признаков из текста </text:span></text:p>
            <text:list text:style-name="L5">
              <text:list-item>
                <text:p text:style-name="P16"><text:span text:style-name="T20">определение языка</text:span></text:p>
              </text:list-item>
              <text:list-item>
                <text:p text:style-name="P16"><text:span text:style-name="T20">токенизация <text:s/></text:span></text:p>
              </text:list-item>
              <text:list-item>
                <text:p text:style-name="P16"><text:span text:style-name="T20">очистка</text:span></text:p>
              </text:list-item>
              <text:list-item>
                <text:p text:style-name="P17"><text:span text:style-name="T20">составление словаря</text:span></text:p>
              </text:list-item>
              <text:list-item>
                <text:p text:style-name="P16"><text:span text:style-name="T20">частотный анализ текстов по словарю</text:span></text:p>
              </text:list-item>
            </text:list>
            <text:p text:style-name="P2"><text:span text:style-name="T20"/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draw:frame presentation:style-name="pr9" draw:text-style-name="P18" draw:layer="layout" svg:width="12.6cm" svg:height="6.2cm" svg:x="1.6cm" svg:y="4.2cm">
          <draw:text-box>
            <text:p text:style-name="P2"><text:span text:style-name="T21">Общая схема системы обработки текстов</text:span></text:p>
            <text:list text:style-name="L4">
              <text:list-item>
                <text:p text:style-name="P15"><text:span text:style-name="T20"><text:s/>подбор текстов для обучения модели</text:span></text:p>
              </text:list-item>
              <text:list-item>
                <text:p text:style-name="P15"><text:span text:style-name="T22"><text:s/>извлечение признаков из текста</text:span></text:p>
              </text:list-item>
              <text:list-item>
                <text:p text:style-name="P15"><text:span text:style-name="T20"><text:s/>обучение модели ML</text:span></text:p>
              </text:list-item>
              <text:list-item>
                <text:p text:style-name="P15"><text:span text:style-name="T20"><text:s/>тестирование результата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20" draw:layer="layout" svg:width="19.2cm" svg:height="8.533cm" svg:x="3.2cm" svg:y="4.154cm">
          <draw:text-box>
            <text:p text:style-name="P19"><text:span text:style-name="T18">извлечение признаков из текста</text:span></text:p>
            <text:p text:style-name="P19"><text:span text:style-name="T23"/></text:p>
            <text:p text:style-name="P19"><text:span text:style-name="T23">токенизация</text:span></text:p>
            <text:p text:style-name="P19"><text:span text:style-name="T15"/></text:p>
            <text:p text:style-name="P19"><text:span text:style-name="T15"/></text:p>
            <text:p text:style-name="P19"><text:span text:style-name="T15">разбиения текста на отдельные слова</text:span></text:p>
            <text:p text:style-name="P19"><text:span text:style-name="T15">и/или словосочетания</text:span></text:p>
            <text:p text:style-name="P19"><text:span text:style-name="T15"/></text:p>
            <text:p text:style-name="P19"><text:span text:style-name="T24">АИ-92, к.ф.-м.н.</text:span><text:span text:style-name="T15"> </text:span></text:p>
            <text:p text:style-name="P19"><text:span text:style-name="T15"/></text:p>
            <text:p text:style-name="P19"><text:span text:style-name="T15"/></text:p>
            <text:p text:style-name="P19"><text:span text:style-name="T15">n-gram - последовательность из n слов</text:span></text:p>
          </draw:text-box>
        </draw:frame>
        <draw:frame draw:style-name="gr3" draw:text-style-name="P21" draw:layer="layout" svg:width="18.983cm" svg:height="3.199cm" svg:x="4.617cm" svg:y="15.4cm">
          <draw:text-box>
            <text:p><text:span text:style-name="T25">Законодательная дума Хабаровского края (duma.khv.ru)</text:span></text:p>
            <text:p><text:span text:style-name="T25"/></text:p>
            <text:p><text:span text:style-name="T25">[ 'Законодательная', 'дума', 'Хабаровского', 'края', '(duma.khv.ru)' ]</text:span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1" draw:text-style-name="P18" draw:layer="layout" svg:width="16.4cm" svg:height="11cm" svg:x="1.8cm" svg:y="4.8cm">
          <draw:text-box>
            <text:p text:style-name="P2"><text:span text:style-name="T21">очистка текста</text:span></text:p>
            <text:p text:style-name="P2"><text:span text:style-name="T26"/></text:p>
            <text:p text:style-name="P2"><text:span text:style-name="T27">способ очистки зависит от задачи</text:span></text:p>
            <text:p text:style-name="P2"><text:span text:style-name="T20"/></text:p>
            <text:list text:style-name="L1">
              <text:list-item>
                <text:p text:style-name="P22"><text:span text:style-name="T20"><text:s/>удаление лишних символов (знаки препинания и т. п.)</text:span></text:p>
              </text:list-item>
              <text:list-item>
                <text:p text:style-name="P22"><text:span text:style-name="T20"><text:s/>удаление стоп-слов (предлоги и т.п.)</text:span></text:p>
              </text:list-item>
              <text:list-item>
                <text:p text:style-name="P22"><text:span text:style-name="T20"><text:s/>преобразование чисел, интернет ссылок и т.п.</text:span></text:p>
              </text:list-item>
              <text:list-item>
                <text:p text:style-name="P22"><text:span text:style-name="T20"><text:s/>лемматизация - приведение слов к нормальному виду</text:span></text:p>
              </text:list-item>
              <text:list-item>
                <text:p text:style-name="P22"><text:span text:style-name="T20"><text:s/>стеминг - выделение основ слов <text:s/></text:span></text:p>
              </text:list-item>
              <text:list-item>
                <text:p text:style-name="P22"><text:span text:style-name="T20"><text:s/>ограничение по частоте (min, max)</text:span></text:p>
              </text:list-item>
            </text:list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draw:frame draw:style-name="gr4" draw:text-style-name="P23" draw:layer="layout" svg:width="8.4cm" svg:height="3.128cm" svg:x="18.8cm" svg:y="6.4cm">
          <draw:text-box>
            <text:p text:style-name="P2"><text:span text:style-name="T28">Законодательная дума Хабаровского края (duma.khv.ru) Состоялось</text:span></text:p>
            <text:p text:style-name="P2"><text:span text:style-name="T28">очередное заседание Думы На последнем перед каникулами очередном заседании</text:span></text:p>
            <text:p text:style-name="P2"><text:span text:style-name="T28">Законодательной Думы Хабаровского края, состоявшемся 28</text:span></text:p>
          </draw:text-box>
        </draw:frame>
        <draw:frame draw:style-name="gr5" draw:text-style-name="P23" draw:layer="layout" svg:width="4.642cm" svg:height="8.472cm" svg:x="20.558cm" svg:y="10.728cm">
          <draw:text-box>
            <text:p text:style-name="P2"><text:span text:style-name="T28">'законодательн',</text:span></text:p>
            <text:p text:style-name="P2"><text:span text:style-name="T28">'дум',</text:span></text:p>
            <text:p text:style-name="P2"><text:span text:style-name="T28">'хабаровск',</text:span></text:p>
            <text:p text:style-name="P2"><text:span text:style-name="T28">'кра',</text:span></text:p>
            <text:p text:style-name="P2"><text:span text:style-name="T28">'состоя',</text:span></text:p>
            <text:p text:style-name="P2"><text:span text:style-name="T28">'очередн',</text:span></text:p>
            <text:p text:style-name="P2"><text:span text:style-name="T28">'заседан',</text:span></text:p>
            <text:p text:style-name="P2"><text:span text:style-name="T28">'дум',</text:span></text:p>
            <text:p text:style-name="P2"><text:span text:style-name="T28">'последн',</text:span></text:p>
            <text:p text:style-name="P2"><text:span text:style-name="T28">'перед',</text:span></text:p>
            <text:p text:style-name="P2"><text:span text:style-name="T28">'каникул',</text:span></text:p>
            <text:p text:style-name="P2"><text:span text:style-name="T28">'очередн',</text:span></text:p>
            <text:p text:style-name="P2"><text:span text:style-name="T28">'заседан',</text:span></text:p>
            <text:p text:style-name="P2"><text:span text:style-name="T28">'законодательн',</text:span></text:p>
            <text:p text:style-name="P2"><text:span text:style-name="T28">'дум',</text:span></text:p>
            <text:p text:style-name="P2"><text:span text:style-name="T28">'хабаровск',</text:span></text:p>
            <text:p text:style-name="P2"><text:span text:style-name="T28">'кра',</text:span></text:p>
            <text:p text:style-name="P2"><text:span text:style-name="T28">'состоя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2" draw:text-style-name="P20" draw:layer="layout" svg:width="19.2cm" svg:height="3.246cm" svg:x="3.2cm" svg:y="4.154cm">
          <draw:text-box>
            <text:p text:style-name="P19"><text:span text:style-name="T18">извлечение признаков из текста</text:span></text:p>
            <text:p text:style-name="P19"><text:span text:style-name="T23">составление словаря</text:span></text:p>
            <text:p text:style-name="P19"><text:span text:style-name="T15"/></text:p>
            <text:p text:style-name="P19"><text:span text:style-name="T15">из очищенного текста извлекаем словарь</text:span></text:p>
          </draw:text-box>
        </draw:frame>
        <draw:frame draw:style-name="gr6" draw:text-style-name="P23" draw:layer="layout" svg:width="4.312cm" svg:height="7.649cm" svg:x="10.2cm" svg:y="10.6cm">
          <draw:text-box>
            <text:p text:style-name="P2"><text:span text:style-name="T28">[</text:span></text:p>
            <text:p text:style-name="P2"><text:span text:style-name="T28"><text:s/>'администрац',</text:span></text:p>
            <text:p text:style-name="P2"><text:span text:style-name="T28"><text:s/>'большинств',</text:span></text:p>
            <text:p text:style-name="P2"><text:span text:style-name="T28"><text:s/>'бурн',</text:span></text:p>
            <text:p text:style-name="P2"><text:span text:style-name="T28"><text:s/>'бюджетн',</text:span></text:p>
            <text:p text:style-name="P2"><text:span text:style-name="T28"><text:s/>'верхнебуреинск',</text:span></text:p>
            <text:p text:style-name="P2"><text:span text:style-name="T28"><text:s/>'власт',</text:span></text:p>
            <text:p text:style-name="P2"><text:span text:style-name="T28"><text:s/>'возьмет',</text:span></text:p>
            <text:p text:style-name="P2"><text:span text:style-name="T28"><text:s/>'войдет',</text:span></text:p>
            <text:p text:style-name="P2"><text:span text:style-name="T28"><text:s/>'вопрос',</text:span></text:p>
            <text:p text:style-name="P2"><text:span text:style-name="T28"><text:s/>'врем',</text:span></text:p>
            <text:p text:style-name="P2"><text:span text:style-name="T28"><text:s/>'втор',</text:span></text:p>
            <text:p text:style-name="P2"><text:span text:style-name="T28"><text:s/>'вызва',</text:span></text:p>
            <text:p text:style-name="P2"><text:span text:style-name="T28"><text:s/>'год', </text:span></text:p>
            <text:p text:style-name="P2"><text:span text:style-name="T28"><text:s text:c="2"/>...</text:span></text:p>
            <text:p text:style-name="P2"><text:span text:style-name="T28">]</text:span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3" draw:text-style-name="P20" draw:layer="layout" svg:width="21.8cm" svg:height="9.526cm" svg:x="3.2cm" svg:y="4.154cm">
          <draw:text-box>
            <text:p text:style-name="P19"><text:span text:style-name="T18">извлечение признаков из текста</text:span></text:p>
            <text:p text:style-name="P19"><text:span text:style-name="T23"/></text:p>
            <text:p text:style-name="P19"><text:span text:style-name="T23">частотный анализ текстов по словарю</text:span></text:p>
            <text:p text:style-name="P19"><text:span text:style-name="T15"/></text:p>
            <text:p text:style-name="P19"><text:span text:style-name="T29">простой </text:span><text:span text:style-name="T15">частотный анализ</text:span></text:p>
            <text:p text:style-name="P19"><text:span text:style-name="T29">считаем </text:span><text:span text:style-name="T15">в тексте t количество повторов x</text:span><text:span text:style-name="T30">i</text:span><text:span text:style-name="T15"> </text:span></text:p>
            <text:p text:style-name="P19"><text:span text:style-name="T15">каждого слова v</text:span><text:span text:style-name="T30">i</text:span><text:span text:style-name="T15"> из словаря V</text:span></text:p>
            <text:p text:style-name="P19"><text:span text:style-name="T15"/></text:p>
            <text:p text:style-name="P19"><text:span text:style-name="T15"/></text:p>
            <text:p text:style-name="P24"><text:span text:style-name="T15"/></text:p>
            <text:p text:style-name="P19"><text:span text:style-name="T31">текст должен содержать слова в достаточном количестве</text:span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text-style-name="P20" draw:layer="layout" svg:width="21.8cm" svg:height="11.681cm" svg:x="3.2cm" svg:y="4.154cm">
          <draw:text-box>
            <text:p text:style-name="P19"><text:span text:style-name="T18">извлечение признаков из текста</text:span></text:p>
            <text:p text:style-name="P19"><text:span text:style-name="T18"/></text:p>
            <text:p text:style-name="P19"><text:span text:style-name="T23">частотный анализ текстов по словарю</text:span></text:p>
            <text:p text:style-name="P19"><text:span text:style-name="T15"/></text:p>
            <text:p text:style-name="P19"><text:span text:style-name="T29">простой </text:span><text:span text:style-name="T15">частотный анализ</text:span></text:p>
            <text:p text:style-name="P19"><text:span text:style-name="T29">считаем </text:span><text:span text:style-name="T15">в тексте t количество повторов x</text:span><text:span text:style-name="T30">i</text:span><text:span text:style-name="T15"> </text:span></text:p>
            <text:p text:style-name="P19"><text:span text:style-name="T15">каждого слова v</text:span><text:span text:style-name="T30">i</text:span><text:span text:style-name="T15"> из словаря V</text:span></text:p>
            <text:p text:style-name="P19"><text:span text:style-name="T15"/></text:p>
            <text:p text:style-name="P19"><text:span text:style-name="T18">Проблема:</text:span><text:span text:style-name="T15"> значения x зависят от размера текста t,</text:span></text:p>
            <text:p text:style-name="P19"><text:span text:style-name="T15">чем больше текст тем больше повторов</text:span></text:p>
            <text:p text:style-name="P19"><text:span text:style-name="T15"/></text:p>
            <text:p text:style-name="P19"><text:span text:style-name="T18">Решение:</text:span><text:span text:style-name="T15"> нормализованный частотный анализ (TF, term frequency)</text:span></text:p>
            <text:p text:style-name="P19"><text:span text:style-name="T15">значения частоты x делятся на общее число слов в тексте t.</text:span></text:p>
            <text:p text:style-name="P19"><text:span text:style-name="T15"/></text:p>
            <text:p text:style-name="P19"><text:span text:style-name="T15">TF(t,V) = x(t,V) / size(t)</text:span></text:p>
            <text:p text:style-name="P19"><text:span text:style-name="T15"/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5" draw:text-style-name="P20" draw:layer="layout" svg:width="21.8cm" svg:height="13.971cm" svg:x="3.2cm" svg:y="4.154cm">
          <draw:text-box>
            <text:p text:style-name="P19"><text:span text:style-name="T18">извлечение признаков из текста</text:span></text:p>
            <text:p text:style-name="P19"><text:span text:style-name="T23">частотный анализ текстов по словарю</text:span></text:p>
            <text:p text:style-name="P19"><text:span text:style-name="T15"/></text:p>
            <text:p text:style-name="P19"><text:span text:style-name="T16"/></text:p>
            <text:p text:style-name="P19"><text:span text:style-name="T16">Удалять часто употребляемые слова или нет?</text:span></text:p>
            <text:p text:style-name="P19"><text:span text:style-name="T15"><text:s/></text:span></text:p>
            <text:p text:style-name="P19"><text:span text:style-name="T15"><text:s/></text:span></text:p>
            <text:p text:style-name="P19"><text:span text:style-name="T15"/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20" draw:layer="layout" svg:width="21.8cm" svg:height="13.971cm" svg:x="3.2cm" svg:y="4.154cm">
          <draw:text-box>
            <text:p text:style-name="P19"><text:span text:style-name="T18">извлечение признаков из текста</text:span></text:p>
            <text:p text:style-name="P19"><text:span text:style-name="T23">частотный анализ текстов по словарю</text:span></text:p>
            <text:p text:style-name="P19"><text:span text:style-name="T15"/></text:p>
            <text:p text:style-name="P19"><text:span text:style-name="T16"/></text:p>
            <text:p text:style-name="P19"><text:span text:style-name="T16">Удалять часто употребляемые слова или нет?</text:span></text:p>
            <text:p text:style-name="P19"><text:span text:style-name="T15"/></text:p>
            <text:p text:style-name="P19"><text:span text:style-name="T15"><text:s/></text:span></text:p>
            <text:p text:style-name="P19"><text:span text:style-name="T15">TF-IDF - компромиссный вариант формирования вектор-признаков. </text:span></text:p>
            <text:p text:style-name="P19"><text:span text:style-name="T15"><text:s/></text:span></text:p>
            <text:p text:style-name="P19"><text:span text:style-name="T15">не выбрасывает часто употребляемые слова из словаря </text:span></text:p>
            <text:p text:style-name="P19"><text:span text:style-name="T15">но уменьшает их вес в вектор-признаке</text:span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6" draw:text-style-name="P20" draw:layer="layout" svg:width="21.8cm" svg:height="15.643cm" svg:x="3.2cm" svg:y="4cm">
          <draw:text-box>
            <text:p text:style-name="P19"><text:span text:style-name="T18">извлечение признаков из текста</text:span></text:p>
            <text:p text:style-name="P19"><text:span text:style-name="T23">частотный анализ текстов по словарю</text:span></text:p>
            <text:p text:style-name="P19"><text:span text:style-name="T15"/></text:p>
            <text:p text:style-name="P19"><text:span text:style-name="T16">Удалять часто употребляемые слова или нет?</text:span></text:p>
            <text:p text:style-name="P19"><text:span text:style-name="T15"><text:s/></text:span></text:p>
            <text:p text:style-name="P19"><text:span text:style-name="T15">TF-IDF - компромиссный вариант формирования вектор-признаков. </text:span></text:p>
            <text:p text:style-name="P19"><text:span text:style-name="T15"><text:s/></text:span></text:p>
            <text:p text:style-name="P19"><text:span text:style-name="T15">не выбрасывает часто употребляемые слова из словаря </text:span></text:p>
            <text:p text:style-name="P19"><text:span text:style-name="T15">но уменьшает их вес в вектор-признаке </text:span></text:p>
            <text:p text:style-name="P19"><text:span text:style-name="T15"/></text:p>
            <text:p text:style-name="P19"><text:span text:style-name="T15"><text:s/>коэффициент обратной частоты (IDF, inverse document frequency)</text:span></text:p>
            <text:p text:style-name="P19"><text:span text:style-name="T15">чем чаще встречается слово тем меньше значение его IDF</text:span></text:p>
            <text:p text:style-name="P19"><text:span text:style-name="T15"/></text:p>
            <text:p text:style-name="P19"><text:span text:style-name="T29">IDF(v) = log size(T) / size( T(</text:span><text:span text:style-name="T15">v) <text:s/>)</text:span></text:p>
            <text:p text:style-name="P19"><text:span text:style-name="T15"/></text:p>
            <text:p text:style-name="P19"><text:span text:style-name="T15">количество текстов T </text:span></text:p>
            <text:p text:style-name="P19"><text:span text:style-name="T15">разделить на</text:span></text:p>
            <text:p text:style-name="P19"><text:span text:style-name="T29">количество текстов T содержащих слово </text:span><text:span text:style-name="T15">v</text:span></text:p>
            <text:p text:style-name="P19"><text:span text:style-name="T15"/></text:p>
            <text:p text:style-name="P19"><text:span text:style-name="T15">TF-IDF(t,T,v) = TF(t,v) * IDF(v,T)</text:span></text:p>
            <text:p text:style-name="P19"><text:span text:style-name="T15"><text:s/></text:span></text:p>
            <text:p text:style-name="P19"><text:span text:style-name="T15"/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5" draw:text-style-name="P25" draw:layer="layout" svg:width="21.8cm" svg:height="13.971cm" svg:x="3.2cm" svg:y="4.154cm">
          <draw:text-box>
            <text:p text:style-name="P7"><text:span text:style-name="T18">практическое применение</text:span></text:p>
            <text:p text:style-name="P7"><text:span text:style-name="T18"/></text:p>
            <text:p text:style-name="P7"><text:span text:style-name="T18">сортировка по заданным темам</text:span><text:span text:style-name="T17"> - классификация</text:span></text:p>
            <text:p text:style-name="P7"><text:span text:style-name="T17">собираем и размечаем тексты </text:span></text:p>
            <text:p text:style-name="P7"><text:span text:style-name="T17">чистим текст</text:span></text:p>
            <text:p text:style-name="P7"><text:span text:style-name="T17">применяем частотный анализ</text:span></text:p>
            <text:p text:style-name="P7"><text:span text:style-name="T17">обучаем классификатор</text:span></text:p>
            <text:p text:style-name="P7"><text:span text:style-name="T17">тестируем </text:span></text:p>
            <text:p text:style-name="P12"><text:span text:style-name="T17"/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5" draw:text-style-name="P25" draw:layer="layout" svg:width="21.8cm" svg:height="13.971cm" svg:x="3.2cm" svg:y="4.154cm">
          <draw:text-box>
            <text:p text:style-name="P7"><text:span text:style-name="T18">практическое применение</text:span></text:p>
            <text:p text:style-name="P7"><text:span text:style-name="T18"/></text:p>
            <text:p text:style-name="P7"><text:span text:style-name="T18">сортировка по заданным темам</text:span><text:span text:style-name="T17"> - классификация</text:span></text:p>
            <text:p text:style-name="P7"><text:span text:style-name="T17">собираем и размечаем тексты </text:span></text:p>
            <text:p text:style-name="P7"><text:span text:style-name="T17">чистим текст</text:span></text:p>
            <text:p text:style-name="P7"><text:span text:style-name="T17">применяем частотный анализ</text:span></text:p>
            <text:p text:style-name="P7"><text:span text:style-name="T17">обучаем классификатор</text:span></text:p>
            <text:p text:style-name="P7"><text:span text:style-name="T17">тестируем </text:span></text:p>
            <text:p text:style-name="P12"><text:span text:style-name="T17"/></text:p>
            <text:p text:style-name="P12"><text:span text:style-name="T17"/></text:p>
            <text:p text:style-name="P12"><text:span text:style-name="T32">определение авторства</text:span><text:span text:style-name="T17"> - классификация</text:span></text:p>
            <text:p text:style-name="P12"><text:span text:style-name="T17">собираем и размечаем тексты </text:span></text:p>
            <text:p text:style-name="P12"><text:span text:style-name="T17">чистим текст (частота употребления предлогов - важный признак)</text:span></text:p>
            <text:p text:style-name="P12"><text:span text:style-name="T17">применяем частотный анализ</text:span></text:p>
            <text:p text:style-name="P12"><text:span text:style-name="T17">обучаем классификатор</text:span></text:p>
            <text:p text:style-name="P12"><text:span text:style-name="T17">тестируем </text:span></text:p>
            <text:p text:style-name="P2"><text:span text:style-name="T17"/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7" draw:text-style-name="P26" draw:layer="layout" svg:width="21.8cm" svg:height="14.932cm" svg:x="3.2cm" svg:y="4.154cm">
          <draw:text-box>
            <text:p text:style-name="P7"><text:span text:style-name="T18">практическое применение</text:span></text:p>
            <text:p text:style-name="P7"><text:span text:style-name="T18"/></text:p>
            <text:p text:style-name="P7"><text:span text:style-name="T18">сортировка по заданным темам</text:span><text:span text:style-name="T17"> - классификация</text:span></text:p>
            <text:p text:style-name="P7"><text:span text:style-name="T17">собираем и размечаем тексты </text:span></text:p>
            <text:p text:style-name="P7"><text:span text:style-name="T17">чистим текст</text:span></text:p>
            <text:p text:style-name="P7"><text:span text:style-name="T17">применяем частотный анализ</text:span></text:p>
            <text:p text:style-name="P7"><text:span text:style-name="T17">обучаем классификатор</text:span></text:p>
            <text:p text:style-name="P7"><text:span text:style-name="T17">тестируем </text:span></text:p>
            <text:p text:style-name="P12"><text:span text:style-name="T17"/></text:p>
            <text:p text:style-name="P12"><text:span text:style-name="T32">определение авторства</text:span><text:span text:style-name="T17"> - классификация</text:span></text:p>
            <text:p text:style-name="P12"><text:span text:style-name="T17">собираем и размечаем тексты </text:span></text:p>
            <text:p text:style-name="P12"><text:span text:style-name="T17">чистим текст (частота употребления предлогов - важный признак)</text:span></text:p>
            <text:p text:style-name="P12"><text:span text:style-name="T17">применяем частотный анализ</text:span></text:p>
            <text:p text:style-name="P12"><text:span text:style-name="T17">обучаем классификатор</text:span></text:p>
            <text:p text:style-name="P12"><text:span text:style-name="T17">тестируем </text:span></text:p>
            <text:p text:style-name="P12"><text:span text:style-name="T17"/></text:p>
            <text:p text:style-name="P2"><text:span text:style-name="T32">поиск похожих текстов</text:span><text:span text:style-name="T29"> </text:span><text:span text:style-name="T17">- кластеризация </text:span></text:p>
            <text:p text:style-name="P12"><text:span text:style-name="T17">собираем тексты </text:span></text:p>
            <text:p text:style-name="P12"><text:span text:style-name="T17">чистим текст</text:span></text:p>
            <text:p text:style-name="P12"><text:span text:style-name="T17">применяем частотный анализ</text:span></text:p>
            <text:p text:style-name="P12"><text:span text:style-name="T17">выполняем кластеризацию (размечаем тексты)</text:span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7" draw:text-style-name="P28" draw:layer="layout" svg:width="25.4cm" svg:height="11.2cm" svg:x="1.4cm" svg:y="4.6cm">
          <draw:text-box>
            <text:p><text:span text:style-name="T33">Литература</text:span></text:p>
            <text:p><text:span text:style-name="T34"/></text:p>
            <text:p text:style-name="P27"><text:span text:style-name="T34"/></text:p>
            <text:p text:style-name="P27"><text:span text:style-name="T35">Борисов Е.С. Методы машинного обучения. 2026</text:span></text:p>
            <text:p text:style-name="P27"><text:span text:style-name="T35"><text:a xlink:href="https://github.com/mechanoid5/ml_lectorium_2026_I" xlink:type="simple">https://github.com/mechanoid5/ml_lectorium_2026_I</text:a></text:span></text:p>
            <text:p text:style-name="P27"><text:span text:style-name="T35"/></text:p>
            <text:p text:style-name="P27"><text:span text:style-name="T35">Борисов Е.С. Методы обработки текстов на естественном языке. 2026</text:span></text:p>
            <text:p text:style-name="P27"><text:span text:style-name="T35"><text:a xlink:href="https://github.com/mechanoid5/ml_nlp_2026_I" xlink:type="simple">https://github.com/mechanoid5/ml_nlp_2026_I</text:a></text:span></text:p>
            <text:p text:style-name="P27"><text:span text:style-name="T35"/></text:p>
            <text:p><text:span text:style-name="T36">К.В. Воронцов <text:s/>Вероятностные тематические модели коллекций текстовых документов. <text:s/></text:span></text:p>
            <text:p><text:span text:style-name="T37"/></text:p>
            <text:p text:style-name="P27"><text:span text:style-name="T37"/></text:p>
            <text:p><text:span text:style-name="T37">Sebastian Raschka Python Machine Learning - Packt Publishing Ltd, 2015</text:span></text:p>
          </draw:text-box>
        </draw:frame>
        <draw:frame presentation:style-name="pr5" draw:layer="layout" svg:width="22.4cm" svg:height="1.339cm" svg:x="1.4cm" svg:y="1.93cm" presentation:class="title" presentation:user-transformed="true">
          <draw:text-box>
            <text:p><text:span text:style-name="T12">NLP </text:span><text:span text:style-name="T13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2-26T11:36:27.517717481</dc:date>
    <meta:editing-duration>P2DT15H57M35S</meta:editing-duration>
    <meta:editing-cycles>667</meta:editing-cycles>
    <meta:generator>LibreOffice/25.8.4.2$Linux_X86_64 LibreOffice_project/580$Build-2</meta:generator>
    <meta:print-date>2025-10-17T11:41:55.052307361</meta:print-date>
    <meta:printed-by>Файлы PDF</meta:printed-by>
    <meta:document-statistic meta:object-count="111"/>
  </office:meta>
</office:document-meta>
</file>